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January 17, 2023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n implementing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did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in-class test 1 (out of 100)? </text:p>
      <text:p text:style-name="P28">6̲6̲↵</text:p>
      <text:p text:style-name="P29">What was your grade for in-class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1Z</meta:creation-date>
    <dc:date>2023-01-17T20:24:41Z</dc:date>
    <meta:user-defined meta:name="date" meta:value-type="string">January  17, 2023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